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34in" style:rel-column-width="3505*"/>
    </style:style>
    <style:style style:name="Table1.B" style:family="table-column">
      <style:table-column-properties style:column-width="4.259in" style:rel-column-width="613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62ae" officeooo:paragraph-rsid="001562ae"/>
    </style:style>
    <style:style style:name="P2" style:family="paragraph" style:parent-style-name="Table_20_Contents">
      <style:text-properties officeooo:rsid="000d00f9" officeooo:paragraph-rsid="000d00f9"/>
    </style:style>
    <style:style style:name="P3" style:family="paragraph" style:parent-style-name="Table_20_Contents">
      <style:text-properties officeooo:paragraph-rsid="000d00f9"/>
    </style:style>
    <style:style style:name="P4" style:family="paragraph" style:parent-style-name="Table_20_Contents">
      <style:text-properties officeooo:rsid="00103b15" officeooo:paragraph-rsid="00103b15"/>
    </style:style>
    <style:style style:name="P5" style:family="paragraph" style:parent-style-name="Table_20_Contents">
      <style:text-properties officeooo:rsid="001122f4" officeooo:paragraph-rsid="001122f4"/>
    </style:style>
    <style:style style:name="P6" style:family="paragraph" style:parent-style-name="Table_20_Contents">
      <style:text-properties officeooo:rsid="00115b7f" officeooo:paragraph-rsid="00115b7f"/>
    </style:style>
    <style:style style:name="P7" style:family="paragraph" style:parent-style-name="Table_20_Contents">
      <style:text-properties officeooo:paragraph-rsid="0012ca5f"/>
    </style:style>
    <style:style style:name="P8" style:family="paragraph" style:parent-style-name="Table_20_Contents">
      <style:text-properties officeooo:rsid="001562ae" officeooo:paragraph-rsid="001562ae"/>
    </style:style>
    <style:style style:name="P9" style:family="paragraph" style:parent-style-name="Table_20_Contents">
      <style:text-properties officeooo:rsid="001642f4" officeooo:paragraph-rsid="001642f4"/>
    </style:style>
    <style:style style:name="P10" style:family="paragraph" style:parent-style-name="Table_20_Contents">
      <style:text-properties officeooo:rsid="0016f99c" officeooo:paragraph-rsid="0016f99c"/>
    </style:style>
    <style:style style:name="P11" style:family="paragraph" style:parent-style-name="Table_20_Contents">
      <style:text-properties officeooo:rsid="0019ad25" officeooo:paragraph-rsid="0019ad25"/>
    </style:style>
    <style:style style:name="P12" style:family="paragraph" style:parent-style-name="Table_20_Contents">
      <style:text-properties officeooo:rsid="001b9efb" officeooo:paragraph-rsid="001b9efb"/>
    </style:style>
    <style:style style:name="P13" style:family="paragraph" style:parent-style-name="Table_20_Contents">
      <style:text-properties officeooo:rsid="001d3955" officeooo:paragraph-rsid="001d3955"/>
    </style:style>
    <style:style style:name="P14" style:family="paragraph" style:parent-style-name="List_20_Contents">
      <style:paragraph-properties fo:margin-left="0in" fo:margin-right="0in" fo:text-indent="0in" style:auto-text-indent="false"/>
    </style:style>
    <style:style style:name="P15" style:family="paragraph" style:parent-style-name="Preformatted_20_Text">
      <style:paragraph-properties fo:margin-top="0in" fo:margin-bottom="0.1965in" loext:contextual-spacing="false"/>
      <style:text-properties fo:color="#000000"/>
    </style:style>
    <style:style style:name="P16" style:family="paragraph" style:parent-style-name="Preformatted_20_Text">
      <style:paragraph-properties fo:margin-top="0in" fo:margin-bottom="0.1965in" loext:contextual-spacing="false"/>
      <style:text-properties fo:color="#000000" style:font-name="DejaVu Sans Mono" fo:font-size="12pt" officeooo:paragraph-rsid="001d3955"/>
    </style:style>
    <style:style style:name="P17" style:family="paragraph" style:parent-style-name="Preformatted_20_Text">
      <style:paragraph-properties fo:margin-top="0in" fo:margin-bottom="0.1965in" loext:contextual-spacing="false"/>
      <style:text-properties officeooo:rsid="001d3955" officeooo:paragraph-rsid="001d3955"/>
    </style:style>
    <style:style style:name="P18" style:family="paragraph" style:parent-style-name="Preformatted_20_Text">
      <style:paragraph-properties fo:margin-top="0in" fo:margin-bottom="0.1965in" loext:contextual-spacing="false"/>
      <style:text-properties officeooo:paragraph-rsid="001d3955"/>
    </style:style>
    <style:style style:name="P19" style:family="paragraph" style:parent-style-name="Preformatted_20_Text">
      <style:text-properties fo:color="#000000"/>
    </style:style>
    <style:style style:name="T1" style:family="text">
      <style:text-properties officeooo:rsid="000d00f9"/>
    </style:style>
    <style:style style:name="T2" style:family="text">
      <style:text-properties officeooo:rsid="000e85f0"/>
    </style:style>
    <style:style style:name="T3" style:family="text">
      <style:text-properties officeooo:rsid="00103b15"/>
    </style:style>
    <style:style style:name="T4" style:family="text">
      <style:text-properties officeooo:rsid="001122f4"/>
    </style:style>
    <style:style style:name="T5" style:family="text">
      <style:text-properties officeooo:rsid="00115b7f"/>
    </style:style>
    <style:style style:name="T6" style:family="text">
      <style:text-properties officeooo:rsid="0012ca5f"/>
    </style:style>
    <style:style style:name="T7" style:family="text">
      <style:text-properties officeooo:rsid="00148a29"/>
    </style:style>
    <style:style style:name="T8" style:family="text">
      <style:text-properties officeooo:rsid="001642f4"/>
    </style:style>
    <style:style style:name="T9" style:family="text">
      <style:text-properties officeooo:rsid="001d3955"/>
    </style:style>
    <style:style style:name="T10" style:family="text">
      <style:text-properties fo:color="#000000" style:font-name="DejaVu Sans Mono" fo:font-size="12pt"/>
    </style:style>
    <style:style style:name="T11" style:family="text">
      <style:text-properties fo:color="#000000" style:font-name="DejaVu Sans Mono" fo:font-size="12pt" officeooo:rsid="001d3955"/>
    </style:style>
    <style:style style:name="T12" style:family="text">
      <style:text-properties fo:color="#000000" style:font-name="DejaVu Sans Mono" fo:font-size="12pt" officeooo:rsid="001d3955" fo:background-color="#e4e4ff" loext:char-shading-value="0"/>
    </style:style>
    <style:style style:name="T13" style:family="text">
      <style:text-properties style:font-name="DejaVu Sans Mono" fo:font-size="12pt"/>
    </style:style>
    <style:style style:name="T14" style:family="text">
      <style:text-properties fo:color="#000043" style:font-name="DejaVu Sans Mono" fo:font-size="12pt" fo:font-weight="bold"/>
    </style:style>
    <style:style style:name="T15" style:family="text">
      <style:text-properties fo:color="#0000ff" style:font-name="DejaVu Sans Mono" fo:font-size="12pt"/>
    </style:style>
    <style:style style:name="T16" style:family="text">
      <style:text-properties officeooo:rsid="001d3955" fo:background-color="#e4e4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Importing Gradle Projects</text:p>
          </table:table-cell>
          <table:table-cell table:style-name="Table1.B1" office:value-type="string">
            <text:p text:style-name="P3">- <text:span text:style-name="T1">you can run tasks on build.gradle from the </text:span></text:p>
            <text:p text:style-name="P3"><text:span text:style-name="T1">gradle menu → Tasks → other</text:span></text:p>
            <text:p text:style-name="P3">- <text:span text:style-name="T1">android studio generate some folders</text:span></text:p>
            <text:p text:style-name="P3">.<text:span text:style-name="T1">gradle: where gradle stores information for incremental build support, your tasks inputs and outputs</text:span></text:p>
            <text:p text:style-name="P3">.<text:span text:style-name="T1">idea: where android studio stores its model of your project</text:span></text:p>
            <text:p text:style-name="P3">.<text:span text:style-name="T1">build: where your build outputs go</text:span></text:p>
            <text:p text:style-name="P3">.<text:span text:style-name="T1">iml file: part of android studio project model</text:span></text:p>
            <text:p text:style-name="P2">local.propertise: <text:span text:style-name="T2">how gradle configure out where android sdk.</text:span></text:p>
          </table:table-cell>
        </table:table-row>
        <table:table-row>
          <table:table-cell table:style-name="Table1.A2" office:value-type="string">
            <text:p text:style-name="P4">Quiz: Importa Java Project</text:p>
          </table:table-cell>
          <table:table-cell table:style-name="Table1.B2" office:value-type="string">
            <text:p text:style-name="Table_20_Contents">- <text:span text:style-name="T3">application plugin: </text:span>facilitates creating an executable JVM application.</text:p>
            <text:p text:style-name="P5">It depends on </text:p>
            <text:p text:style-name="P5">- processing resource</text:p>
            <text:p text:style-name="P5">- classes</text:p>
            <text:p text:style-name="P5">- compile Java</text:p>
          </table:table-cell>
        </table:table-row>
        <table:table-row>
          <table:table-cell table:style-name="Table1.A2" office:value-type="string">
            <text:p text:style-name="P5">Android Plugin</text:p>
          </table:table-cell>
          <table:table-cell table:style-name="Table1.B2" office:value-type="string">
            <text:p text:style-name="Table_20_Contents">- <text:span text:style-name="T4">provide bunch of different configuration and customization</text:span></text:p>
            <text:p text:style-name="Table_20_Contents"><text:span text:style-name="T4">1-</text:span> <text:span text:style-name="T4">build variant : used to build different versions of the same app such as a debug version and release version</text:span></text:p>
            <text:p text:style-name="P5">2- manage dependencies</text:p>
            <text:p text:style-name="P5">3- <text:s/>override resources</text:p>
          </table:table-cell>
        </table:table-row>
        <table:table-row>
          <table:table-cell table:style-name="Table1.A2" office:value-type="string">
            <text:p text:style-name="P6">Quiz: Android Plugin Functionality</text:p>
          </table:table-cell>
          <table:table-cell table:style-name="Table1.B2" office:value-type="string">
            <text:p text:style-name="Table_20_Contents">- <text:span text:style-name="T5">APK packager uses the zipalign to </text:span>optimize your app to use less memory when running on a device. </text:p>
            <text:p text:style-name="P6">It is used when generating signed and unsigned apk</text:p>
            <text:p text:style-name="P7"><text:span text:style-name="T5">- </text:span><text:span text:style-name="Emphasis">Manifest Entries:</text:span></text:p>
            <text:p text:style-name="P7"><text:span text:style-name="Emphasis">Your APK file can contain just one </text:span><text:span text:style-name="Emphasis"><text:span text:style-name="Source_20_Text">AndroidManifest.xml</text:span></text:span><text:span text:style-name="Emphasis"> file, but your Android Studio project may contain several—provided by the main source set, build variants, and imported libraries. So when building your app, the Gradle build merges all manifest files into a single manifest file that's packaged into your APK.</text:span></text:p>
            <text:p text:style-name="P7"><text:span text:style-name="Emphasis"><text:span text:style-name="T6">You can check merged manifest in android studio switch button at the bottom.</text:span></text:span> </text:p>
            <text:p text:style-name="P7">- <text:span text:style-name="Source_20_Text">gradle.properties</text:span> </text:p>
            <text:p text:style-name="P14">This is where you can configure project-wide Gradle settings, such as the Gradle daemon's maximum heap size.</text:p>
            <text:p text:style-name="P14">- <text:span text:style-name="T7">required properties on android block</text:span></text:p>
            <text:p text:style-name="P14"><text:s/>. <text:span text:style-name="T7">buildToolsVersion</text:span></text:p>
            <text:p text:style-name="P14"><text:s/>. <text:span text:style-name="T7">compileSdkVersion</text:span></text:p>
          </table:table-cell>
        </table:table-row>
        <table:table-row>
          <table:table-cell table:style-name="Table1.A2" office:value-type="string">
            <text:p text:style-name="P8">ConfigureBuildTypes</text:p>
          </table:table-cell>
          <table:table-cell table:style-name="Table1.B2" office:value-type="string">
            <text:p text:style-name="P8">You can define build types like:</text:p>
            <text:p text:style-name="P8">android{</text:p>
            <text:p text:style-name="P8"><text:s text:c="2"/>buildTypes{</text:p>
            <text:p text:style-name="P8"><text:s text:c="11"/>release {</text:p>
            <text:p text:style-name="P8"><text:s text:c="11"/>} <text:s/></text:p>
            <text:p text:style-name="P1"><text:s text:c="11"/>debug {</text:p>
            <text:p text:style-name="P8"><text:s text:c="11"/>}</text:p>
            <text:p text:style-name="P8"><text:s text:c="2"/>}</text:p>
            <text:p text:style-name="P8">}</text:p>
            <text:p text:style-name="P8"/>
            <text:p text:style-name="P8">- <text:span text:style-name="T8">if you don’t define them, android already define them by default without any specification.</text:span></text:p>
          </table:table-cell>
        </table:table-row>
        <text:soft-page-break/>
        <table:table-row>
          <table:table-cell table:style-name="Table1.A2" office:value-type="string">
            <text:p text:style-name="P9">Resource Meging</text:p>
          </table:table-cell>
          <table:table-cell table:style-name="Table1.B2" office:value-type="string">
            <text:p text:style-name="P9">More specific rules override less specific rules</text:p>
            <text:p text:style-name="P9">e.g:</text:p>
            <text:p text:style-name="P9">paid debug version</text:p>
            <text:p text:style-name="P9">gradle will take main rules then paid rules then debug rules then paid debug rules, if there a conflict it will be overwritten by specific one.</text:p>
          </table:table-cell>
        </table:table-row>
        <table:table-row>
          <table:table-cell table:style-name="Table1.A2" office:value-type="string">
            <text:p text:style-name="P10">Declaring Flavors</text:p>
          </table:table-cell>
          <table:table-cell table:style-name="Table1.B2" office:value-type="string">
            <text:p text:style-name="P10"><text:s text:c="3"/><text:bookmark-start text:name="__DdeLink__442_1231608885"/><text:s/>productFlavors {</text:p>
            <text:p text:style-name="P10"><text:s text:c="8"/>free {</text:p>
            <text:p text:style-name="P10"><text:s text:c="12"/>applicationId "com.example.udacity.declaringflavors.free"</text:p>
            <text:p text:style-name="P10"><text:s text:c="8"/>}</text:p>
            <text:p text:style-name="P10"><text:s text:c="8"/>paid {</text:p>
            <text:p text:style-name="P10"><text:s text:c="12"/>applicationId "com.example.udacity.declaringflavors.paid"</text:p>
            <text:p text:style-name="P10"><text:s text:c="8"/>}</text:p>
            <text:p text:style-name="P10"><text:s text:c="4"/>}<text:bookmark-end text:name="__DdeLink__442_1231608885"/></text:p>
            <text:p text:style-name="P10">once you add flavor specification, you will notice that you have new src set when you trying to add new resource file.</text:p>
          </table:table-cell>
        </table:table-row>
        <table:table-row>
          <table:table-cell table:style-name="Table1.A2" office:value-type="string">
            <text:p text:style-name="P11">Quiz: Add a flavor specific activity</text:p>
          </table:table-cell>
          <table:table-cell table:style-name="Table1.B2" office:value-type="string">
            <text:p text:style-name="P11">ApplicationId: is not required on product flavor, but it used to - distinguish log messages </text:p>
            <text:p text:style-name="P11">- to allow installation of both flavor simultaniously</text:p>
          </table:table-cell>
        </table:table-row>
        <table:table-row>
          <table:table-cell table:style-name="Table1.A2" office:value-type="string">
            <text:p text:style-name="P12">Pre-variant dependency configuration</text:p>
          </table:table-cell>
          <table:table-cell table:style-name="Table1.B2" office:value-type="string">
            <text:p text:style-name="P12">You can define specific dependency for each flavor</text:p>
            <text:p text:style-name="P12">by using freeCompile or paidCompile</text:p>
          </table:table-cell>
        </table:table-row>
        <table:table-row>
          <table:table-cell table:style-name="Table1.A2" office:value-type="string">
            <text:p text:style-name="P13">Configure Generated Tasks</text:p>
          </table:table-cell>
          <table:table-cell table:style-name="Table1.B2" office:value-type="string">
            <text:p text:style-name="P17"><text:span text:style-name="T10">You can control that by using</text:span></text:p>
            <text:p text:style-name="P18"><text:span text:style-name="T10">android.applicationVariants.each</text:span><text:span text:style-name="T11">{</text:span></text:p>
            <text:p text:style-name="P18"><text:span text:style-name="T11">//e.g:</text:span></text:p>
            <text:p text:style-name="P16"><text:span text:style-name="T9">variant -&gt;</text:span></text:p>
            <text:p text:style-name="P19"><text:s text:c="4"/><text:span text:style-name="T14">def </text:span><text:span text:style-name="T13">apiVersion = variant.productFlavors.get(</text:span><text:span text:style-name="T15">3</text:span><text:span text:style-name="T13">).versionCode</text:span></text:p>
            <text:p text:style-name="P15"><text:s text:c="4"/><text:span text:style-name="T14">def </text:span><text:span text:style-name="T13">generatedVersionCode = android.defaultConfig.versionCode * </text:span><text:span text:style-name="T15">100 </text:span><text:span text:style-name="T13">+ apiVersion * </text:span><text:span text:style-name="T15">10</text:span></text:p>
            <text:p text:style-name="P18"><text:span text:style-name="T12">variant</text:span><text:span text:style-name="T11">.mergedFlavor.versionCode = generatedVersionCode</text:span></text:p>
            <text:p text:style-name="P18"><text:span text:style-name="T11">}</text:span></text:p>
            <text:p text:style-name="P17"><text:span text:style-name="T10">applicationVariants.all{</text:span></text:p>
            <text:p text:style-name="P17"><text:span text:style-name="T10">if(buildType== ‘….’){</text:span></text:p>
            <text:p text:style-name="P17"><text:span text:style-name="T10">javaCompile.options.compileArgs <text:s/>= [‘-verbos’]</text:span></text:p>
            <text:p text:style-name="P17"><text:soft-page-break/><text:span text:style-name="T10">}</text:span></text:p>
            <text:p text:style-name="P17"><text:span text:style-name="T10">}</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1:58:12.098421159</meta:creation-date>
    <dc:date>2018-07-27T17:56:12.960979033</dc:date>
    <meta:editing-duration>P1DT5H7M25S</meta:editing-duration>
    <meta:editing-cycles>12</meta:editing-cycles>
    <meta:generator>LibreOffice/5.1.6.2$Linux_X86_64 LibreOffice_project/10m0$Build-2</meta:generator>
    <meta:document-statistic meta:table-count="1" meta:image-count="0" meta:object-count="0" meta:page-count="3" meta:paragraph-count="77" meta:word-count="450" meta:character-count="3133" meta:non-whitespace-character-count="2629"/>
  </office:meta>
</office:document-meta>
</file>